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8mm"/>
    </style:style>
    <style:style style:name="co3" style:family="table-column">
      <style:table-column-properties fo:break-before="auto" style:column-width="28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Vini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tiempo_max</text:p>
          </table:table-cell>
          <table:table-cell office:value-type="string" calcext:value-type="string">
            <text:p>alcance</text:p>
          </table:table-cell>
          <table:table-cell office:value-type="string" calcext:value-type="string">
            <text:p>tiempo_altura_maxima</text:p>
          </table:table-cell>
          <table:table-cell office:value-type="string" calcext:value-type="string">
            <text:p>altura_maxim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*[.$C$4]*SIN([.B7]*PI()/180)" office:value-type="float" office:value="139.449188396253" calcext:value-type="float">
            <text:p>139,4491883963</text:p>
          </table:table-cell>
          <table:table-cell table:formula="of:=[.$C$4]*COS([.B7]*PI()/180)*[.C7]" office:value-type="float" office:value="111134.833706835" calcext:value-type="float">
            <text:p>111134,833706835</text:p>
          </table:table-cell>
          <table:table-cell table:formula="of:=[.$C$4]*SIN([.B7]*PI()/180)/9.8" office:value-type="float" office:value="7.11475451001291" calcext:value-type="float">
            <text:p>7,11475451</text:p>
          </table:table-cell>
          <table:table-cell table:formula="of:=[.$C$4]*SIN([.B7]*PI()/180)*[.E7] - 4.9 * [.E7] * [.E7]" office:value-type="float" office:value="248.03668551497" calcext:value-type="float">
            <text:p>248,0366855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2*[.$C$4]*SIN([.B8]*PI()/180)" office:value-type="float" office:value="277.837084267089" calcext:value-type="float">
            <text:p>277,8370842671</text:p>
          </table:table-cell>
          <table:table-cell table:formula="of:=[.$C$4]*COS([.B8]*PI()/180)*[.C8]" office:value-type="float" office:value="218892.891728428" calcext:value-type="float">
            <text:p>218892,891728428</text:p>
          </table:table-cell>
          <table:table-cell table:formula="of:=[.$C$4]*SIN([.B8]*PI()/180)/9.8" office:value-type="float" office:value="14.1753614421984" calcext:value-type="float">
            <text:p>14,1753614422</text:p>
          </table:table-cell>
          <table:table-cell table:formula="of:=[.$C$4]*SIN([.B8]*PI()/180)*[.E8] - 4.9 * [.E8] * [.E8]" office:value-type="float" office:value="984.610272883128" calcext:value-type="float">
            <text:p>984,61027288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2*[.$C$4]*SIN([.B9]*PI()/180)" office:value-type="float" office:value="414.110472164033" calcext:value-type="float">
            <text:p>414,110472164</text:p>
          </table:table-cell>
          <table:table-cell table:formula="of:=[.$C$4]*COS([.B9]*PI()/180)*[.C9]" office:value-type="float" office:value="320000" calcext:value-type="float">
            <text:p>320000</text:p>
          </table:table-cell>
          <table:table-cell table:formula="of:=[.$C$4]*SIN([.B9]*PI()/180)/9.8" office:value-type="float" office:value="21.1280853144915" calcext:value-type="float">
            <text:p>21,1280853145</text:p>
          </table:table-cell>
          <table:table-cell table:formula="of:=[.$C$4]*SIN([.B9]*PI()/180)*[.E9] - 4.9 * [.E9] * [.E9]" office:value-type="float" office:value="2187.34034637651" calcext:value-type="float">
            <text:p>2187,340346376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2*[.$C$4]*SIN([.B10]*PI()/180)" office:value-type="float" office:value="547.23222932107" calcext:value-type="float">
            <text:p>547,2322293211</text:p>
          </table:table-cell>
          <table:table-cell table:formula="of:=[.$C$4]*COS([.B10]*PI()/180)*[.C10]" office:value-type="float" office:value="411384.070199385" calcext:value-type="float">
            <text:p>411384,070199385</text:p>
          </table:table-cell>
          <table:table-cell table:formula="of:=[.$C$4]*SIN([.B10]*PI()/180)/9.8" office:value-type="float" office:value="27.9200117000546" calcext:value-type="float">
            <text:p>27,9200117001</text:p>
          </table:table-cell>
          <table:table-cell table:formula="of:=[.$C$4]*SIN([.B10]*PI()/180)*[.E10] - 4.9 * [.E10] * [.E10]" office:value-type="float" office:value="3819.68256132281" calcext:value-type="float">
            <text:p>3819,68256132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2*[.$C$4]*SIN([.B11]*PI()/180)" office:value-type="float" office:value="676.189218785119" calcext:value-type="float">
            <text:p>676,1892187851</text:p>
          </table:table-cell>
          <table:table-cell table:formula="of:=[.$C$4]*COS([.B11]*PI()/180)*[.C11]" office:value-type="float" office:value="490268.443596146" calcext:value-type="float">
            <text:p>490268,443596146</text:p>
          </table:table-cell>
          <table:table-cell table:formula="of:=[.$C$4]*SIN([.B11]*PI()/180)/9.8" office:value-type="float" office:value="34.4994499380163" calcext:value-type="float">
            <text:p>34,499449938</text:p>
          </table:table-cell>
          <table:table-cell table:formula="of:=[.$C$4]*SIN([.B11]*PI()/180)*[.E11] - 4.9 * [.E11] * [.E11]" office:value-type="float" office:value="5832.03902552589" calcext:value-type="float">
            <text:p>5832,03902552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2*[.$C$4]*SIN([.B12]*PI()/180)" office:value-type="float" office:value="800" calcext:value-type="float">
            <text:p>800</text:p>
          </table:table-cell>
          <table:table-cell table:formula="of:=[.$C$4]*COS([.B12]*PI()/180)*[.C12]" office:value-type="float" office:value="554256.258422041" calcext:value-type="float">
            <text:p>554256,258422041</text:p>
          </table:table-cell>
          <table:table-cell table:formula="of:=[.$C$4]*SIN([.B12]*PI()/180)/9.8" office:value-type="float" office:value="40.8163265306122" calcext:value-type="float">
            <text:p>40,8163265306</text:p>
          </table:table-cell>
          <table:table-cell table:formula="of:=[.$C$4]*SIN([.B12]*PI()/180)*[.E12] - 4.9 * [.E12] * [.E12]" office:value-type="float" office:value="8163.26530612245" calcext:value-type="float">
            <text:p>8163,26530612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2*[.$C$4]*SIN([.B13]*PI()/180)" office:value-type="float" office:value="917.722298161674" calcext:value-type="float">
            <text:p>917,7222981617</text:p>
          </table:table-cell>
          <table:table-cell table:formula="of:=[.$C$4]*COS([.B13]*PI()/180)*[.C13]" office:value-type="float" office:value="601403.277302981" calcext:value-type="float">
            <text:p>601403,277302981</text:p>
          </table:table-cell>
          <table:table-cell table:formula="of:=[.$C$4]*SIN([.B13]*PI()/180)/9.8" office:value-type="float" office:value="46.8225662327385" calcext:value-type="float">
            <text:p>46,8225662327</text:p>
          </table:table-cell>
          <table:table-cell table:formula="of:=[.$C$4]*SIN([.B13]*PI()/180)*[.E13] - 4.9 * [.E13] * [.E13]" office:value-type="float" office:value="10742.528272234" calcext:value-type="float">
            <text:p>10742,52827223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2*[.$C$4]*SIN([.B14]*PI()/180)" office:value-type="float" office:value="1028.46017549846" calcext:value-type="float">
            <text:p>1028,4601754985</text:p>
          </table:table-cell>
          <table:table-cell table:formula="of:=[.$C$4]*COS([.B14]*PI()/180)*[.C14]" office:value-type="float" office:value="630276.961927813" calcext:value-type="float">
            <text:p>630276,961927813</text:p>
          </table:table-cell>
          <table:table-cell table:formula="of:=[.$C$4]*SIN([.B14]*PI()/180)/9.8" office:value-type="float" office:value="52.472457933595" calcext:value-type="float">
            <text:p>52,4724579336</text:p>
          </table:table-cell>
          <table:table-cell table:formula="of:=[.$C$4]*SIN([.B14]*PI()/180)*[.E14] - 4.9 * [.E14] * [.E14]" office:value-type="float" office:value="13491.4583238052" calcext:value-type="float">
            <text:p>13491,458323805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2*[.$C$4]*SIN([.B15]*PI()/180)" office:value-type="float" office:value="1131.37084989848" calcext:value-type="float">
            <text:p>1131,3708498985</text:p>
          </table:table-cell>
          <table:table-cell table:formula="of:=[.$C$4]*COS([.B15]*PI()/180)*[.C15]" office:value-type="float" office:value="640000" calcext:value-type="float">
            <text:p>640000</text:p>
          </table:table-cell>
          <table:table-cell table:formula="of:=[.$C$4]*SIN([.B15]*PI()/180)/9.8" office:value-type="float" office:value="57.7230025458406" calcext:value-type="float">
            <text:p>57,7230025458</text:p>
          </table:table-cell>
          <table:table-cell table:formula="of:=[.$C$4]*SIN([.B15]*PI()/180)*[.E15] - 4.9 * [.E15] * [.E15]" office:value-type="float" office:value="16326.5306122449" calcext:value-type="float">
            <text:p>16326,53061224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2*[.$C$4]*SIN([.B16]*PI()/180)" office:value-type="float" office:value="1225.67110899037" calcext:value-type="float">
            <text:p>1225,6711089904</text:p>
          </table:table-cell>
          <table:table-cell table:formula="of:=[.$C$4]*COS([.B16]*PI()/180)*[.C16]" office:value-type="float" office:value="630276.961927813" calcext:value-type="float">
            <text:p>630276,961927813</text:p>
          </table:table-cell>
          <table:table-cell table:formula="of:=[.$C$4]*SIN([.B16]*PI()/180)/9.8" office:value-type="float" office:value="62.5342402546105" calcext:value-type="float">
            <text:p>62,5342402546</text:p>
          </table:table-cell>
          <table:table-cell table:formula="of:=[.$C$4]*SIN([.B16]*PI()/180)*[.E16] - 4.9 * [.E16] * [.E16]" office:value-type="float" office:value="19161.6029006846" calcext:value-type="float">
            <text:p>19161,602900684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2*[.$C$4]*SIN([.B17]*PI()/180)" office:value-type="float" office:value="1310.64327086239" calcext:value-type="float">
            <text:p>1310,6432708624</text:p>
          </table:table-cell>
          <table:table-cell table:formula="of:=[.$C$4]*COS([.B17]*PI()/180)*[.C17]" office:value-type="float" office:value="601403.277302981" calcext:value-type="float">
            <text:p>601403,277302981</text:p>
          </table:table-cell>
          <table:table-cell table:formula="of:=[.$C$4]*SIN([.B17]*PI()/180)/9.8" office:value-type="float" office:value="66.8695546358361" calcext:value-type="float">
            <text:p>66,8695546358</text:p>
          </table:table-cell>
          <table:table-cell table:formula="of:=[.$C$4]*SIN([.B17]*PI()/180)*[.E17] - 4.9 * [.E17] * [.E17]" office:value-type="float" office:value="21910.5329522558" calcext:value-type="float">
            <text:p>21910,532952255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2*[.$C$4]*SIN([.B18]*PI()/180)" office:value-type="float" office:value="1385.6406460551" calcext:value-type="float">
            <text:p>1385,6406460551</text:p>
          </table:table-cell>
          <table:table-cell table:formula="of:=[.$C$4]*COS([.B18]*PI()/180)*[.C18]" office:value-type="float" office:value="554256.258422041" calcext:value-type="float">
            <text:p>554256,258422041</text:p>
          </table:table-cell>
          <table:table-cell table:formula="of:=[.$C$4]*SIN([.B18]*PI()/180)/9.8" office:value-type="float" office:value="70.6959513293419" calcext:value-type="float">
            <text:p>70,6959513293</text:p>
          </table:table-cell>
          <table:table-cell table:formula="of:=[.$C$4]*SIN([.B18]*PI()/180)*[.E18] - 4.9 * [.E18] * [.E18]" office:value-type="float" office:value="24489.7959183673" calcext:value-type="float">
            <text:p>24489,795918367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2*[.$C$4]*SIN([.B19]*PI()/180)" office:value-type="float" office:value="1450.09245925864" calcext:value-type="float">
            <text:p>1450,0924592586</text:p>
          </table:table-cell>
          <table:table-cell table:formula="of:=[.$C$4]*COS([.B19]*PI()/180)*[.C19]" office:value-type="float" office:value="490268.443596146" calcext:value-type="float">
            <text:p>490268,443596146</text:p>
          </table:table-cell>
          <table:table-cell table:formula="of:=[.$C$4]*SIN([.B19]*PI()/180)/9.8" office:value-type="float" office:value="73.984309145849" calcext:value-type="float">
            <text:p>73,9843091458</text:p>
          </table:table-cell>
          <table:table-cell table:formula="of:=[.$C$4]*SIN([.B19]*PI()/180)*[.E19] - 4.9 * [.E19] * [.E19]" office:value-type="float" office:value="26821.0221989639" calcext:value-type="float">
            <text:p>26821,022198963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2*[.$C$4]*SIN([.B20]*PI()/180)" office:value-type="float" office:value="1503.50819325745" calcext:value-type="float">
            <text:p>1503,5081932575</text:p>
          </table:table-cell>
          <table:table-cell table:formula="of:=[.$C$4]*COS([.B20]*PI()/180)*[.C20]" office:value-type="float" office:value="411384.070199385" calcext:value-type="float">
            <text:p>411384,070199385</text:p>
          </table:table-cell>
          <table:table-cell table:formula="of:=[.$C$4]*SIN([.B20]*PI()/180)/9.8" office:value-type="float" office:value="76.7096016968088" calcext:value-type="float">
            <text:p>76,7096016968</text:p>
          </table:table-cell>
          <table:table-cell table:formula="of:=[.$C$4]*SIN([.B20]*PI()/180)*[.E20] - 4.9 * [.E20] * [.E20]" office:value-type="float" office:value="28833.378663167" calcext:value-type="float">
            <text:p>28833,37866316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2*[.$C$4]*SIN([.B21]*PI()/180)" office:value-type="float" office:value="1545.48132206251" calcext:value-type="float">
            <text:p>1545,4813220625</text:p>
          </table:table-cell>
          <table:table-cell table:formula="of:=[.$C$4]*COS([.B21]*PI()/180)*[.C21]" office:value-type="float" office:value="320000" calcext:value-type="float">
            <text:p>320000</text:p>
          </table:table-cell>
          <table:table-cell table:formula="of:=[.$C$4]*SIN([.B21]*PI()/180)/9.8" office:value-type="float" office:value="78.8510878603321" calcext:value-type="float">
            <text:p>78,8510878603</text:p>
          </table:table-cell>
          <table:table-cell table:formula="of:=[.$C$4]*SIN([.B21]*PI()/180)*[.E21] - 4.9 * [.E21] * [.E21]" office:value-type="float" office:value="30465.7208781133" calcext:value-type="float">
            <text:p>30465,720878113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2*[.$C$4]*SIN([.B22]*PI()/180)" office:value-type="float" office:value="1575.69240481953" calcext:value-type="float">
            <text:p>1575,6924048195</text:p>
          </table:table-cell>
          <table:table-cell table:formula="of:=[.$C$4]*COS([.B22]*PI()/180)*[.C22]" office:value-type="float" office:value="218892.891728428" calcext:value-type="float">
            <text:p>218892,891728428</text:p>
          </table:table-cell>
          <table:table-cell table:formula="of:=[.$C$4]*SIN([.B22]*PI()/180)/9.8" office:value-type="float" office:value="80.3924696336496" calcext:value-type="float">
            <text:p>80,3924696336</text:p>
          </table:table-cell>
          <table:table-cell table:formula="of:=[.$C$4]*SIN([.B22]*PI()/180)*[.E22] - 4.9 * [.E22] * [.E22]" office:value-type="float" office:value="31668.4509516067" calcext:value-type="float">
            <text:p>31668,45095160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MAX([.D7:.D22])" office:value-type="float" office:value="640000" calcext:value-type="float">
            <text:p>640000</text:p>
          </table:table-cell>
          <table:table-cell table:formula="of:=MAX([.E7:.E22])" office:value-type="float" office:value="80.3924696336496" calcext:value-type="float">
            <text:p>80,3924696336</text:p>
          </table:table-cell>
          <table:table-cell table:formula="of:=MAX([.F7:.F22])" office:value-type="float" office:value="31668.4509516067" calcext:value-type="float">
            <text:p>31668,4509516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21:58:56.269641152</meta:creation-date>
    <dc:date>2015-11-21T22:07:52.748416053</dc:date>
    <meta:editing-duration>PT8M56S</meta:editing-duration>
    <meta:editing-cycles>1</meta:editing-cycles>
    <meta:document-statistic meta:table-count="1" meta:cell-count="90" meta:object-count="0"/>
    <meta:generator>LibreOffice/5.0.2.2$Linux_x86 LibreOffice_project/00m0$Build-2</meta:generator>
  </office:meta>
</office:document-meta>
</file>